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olConfiguration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olConfiguration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olConfiguration.createInfo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oolConfiguration.setSkipSetters( Boolean cfg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Configuration.getRestrict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Configuration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Configuration.digForDependencies( Class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olConfiguration.getError( Status statu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oolConfiguration.compareTo( Configuration con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oolConfiguration.addConfiguration( Configuration 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oolConfiguration.setKey(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olConfiguration.setRestrictTo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Configuration.getInvalidSco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oolConfiguration.set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olConfiguration.getSkipSet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Configuration.toString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ToolConfiguration.getValidSco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oolConfiguration.valid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oolConfiguration.setClass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Configuration.getTool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olConfiguration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olConfiguration.getStatu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ToolConfiguration.getDefaultKe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